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officeooo:rsid="001e60fb" officeooo:paragraph-rsid="001e60fb"/>
    </style:style>
    <style:style style:name="P3" style:family="paragraph" style:parent-style-name="Standard">
      <style:text-properties officeooo:rsid="001e60fb" officeooo:paragraph-rsid="001ff10e"/>
    </style:style>
    <style:style style:name="P4" style:family="paragraph" style:parent-style-name="Standard">
      <style:text-properties officeooo:rsid="001fa668" officeooo:paragraph-rsid="001fa668"/>
    </style:style>
    <style:style style:name="P5" style:family="paragraph" style:parent-style-name="Standard">
      <style:text-properties officeooo:rsid="001fbffd" officeooo:paragraph-rsid="001fbffd"/>
    </style:style>
    <style:style style:name="P6" style:family="paragraph" style:parent-style-name="Standard">
      <style:paragraph-properties style:writing-mode="lr-tb"/>
      <style:text-properties style:font-name="Verdana" fo:font-size="11pt" fo:font-style="normal" fo:font-weight="normal" officeooo:rsid="00156fdc" officeooo:paragraph-rsid="001fbffd" style:font-size-asian="11pt" style:font-style-asian="normal" style:font-weight-asian="normal" style:font-size-complex="11pt" style:font-style-complex="normal" style:font-weight-complex="normal"/>
    </style:style>
    <style:style style:name="P7" style:family="paragraph" style:parent-style-name="Standard">
      <style:paragraph-properties style:writing-mode="lr-tb"/>
      <style:text-properties style:font-name="Verdana" fo:font-size="11pt" fo:font-style="normal" fo:font-weight="normal" officeooo:rsid="000f13d2" officeooo:paragraph-rsid="001fbffd" style:font-size-asian="11pt" style:font-style-asian="normal" style:font-weight-asian="normal" style:font-size-complex="11pt" style:font-style-complex="normal" style:font-weight-complex="normal"/>
    </style:style>
    <style:style style:name="P8" style:family="paragraph" style:parent-style-name="Text_20_body">
      <style:text-properties fo:font-variant="normal" fo:text-transform="none" fo:color="#000000" style:text-line-through-style="none" style:text-line-through-type="none" style:font-name="Arial" fo:font-size="11.25pt" fo:font-style="normal" style:text-underline-style="none" fo:font-weight="normal" officeooo:rsid="001e60fb" officeooo:paragraph-rsid="001e60fb" style:text-blinking="false" fo:background-color="transparent"/>
    </style:style>
    <style:style style:name="P9"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Arial" fo:font-size="11.25pt" fo:font-style="normal" style:text-underline-style="none" fo:font-weight="normal" officeooo:rsid="001e60fb" officeooo:paragraph-rsid="001e60fb" style:text-blinking="false" fo:background-color="transparent"/>
    </style:style>
    <style:style style:name="T1" style:family="text">
      <style:text-properties officeooo:rsid="001e60fb"/>
    </style:style>
    <style:style style:name="T2" style:family="text">
      <style:text-properties officeooo:rsid="00207374"/>
    </style:style>
    <style:style style:name="T3" style:family="text">
      <style:text-properties officeooo:rsid="002089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text:span>EXERCICIS DE PROGRAMACIÓ</text:p>
      <text:p text:style-name="Standard"/>
      <text:p text:style-name="P1">Estructures seqüencials</text:p>
      <text:p text:style-name="Standard"/>
      <text:p text:style-name="Standard">1. Asignar el sueldo de tres empleados a tres variables y aplicarles un aumento del 10, 12 y 15% respectivamente. Mostrar el resultado.<text:line-break/><text:line-break/>2. Escribir un programa que calcule el salario de un trabajador de la manera siguiente. El trabajador cobra un precio fijo por hora y se le descuento el 10% en concepto de impuesto sobre la renta. El programa debe leer el nombre del trabajador, las horas trabajadas y el precio que cobra por hora. Como salida debe mostrar el sueldo bruto, el descuento de renta y el salario a pagar.<text:line-break/><text:line-break/>3. Programa que pida el precio de un artículo y calcule su valor aplicándole un 13% de IVA.<text:line-break/><text:line-break/>4. Dada una medida de tiempo expresada en horas, minutos y segundos con valores arbitrarios, elabore un programa que transforme dicha medida en una expresión correcta. Por ejemplo, dada la medida 3h 118m 195s, el programa deberá obtener como resultado 5h 1m 15s.<text:line-break/><text:line-break/>5. Escriba un programa que calcule el área de un triángulo rectángulo, dada la altura y la base.<text:line-break/><text:line-break/>6. Elabore un programa que realice la conversión de cm. a pulgadas.<text:line-break/>Donde 1cm = 0.39737 pulgadas.<text:line-break/>Por lo tanto, el usuario proporcionara el dato de N cm. y el programa dirá a cuantas pulgadas es equivalente. <text:line-break/><text:line-break/>7. Elabore un programa que realice la conversión de pulgadas a cm.<text:line-break/>Donde 1 cm. = 0.39737 pulgadas.<text:line-break/>Por lo tanto, el usuario proporcionara el dato de N pulgadas y el programa dirá a cuantos centímetros equivale. <text:line-break/><text:line-break/>8. Elabore un programa que realice la conversión de metros a pies <text:line-break/>Donde 1 m = 3.2808 pies.<text:line-break/>Por lo tanto, el usuario proporcionara el dato de N m y el programa dirá a cuantos pies equivale. <text:line-break/><text:line-break/>9. Elabore un programa que realice la conversión de pies a metros <text:line-break/>Donde 1 m = 3.2808 pies.<text:line-break/>Por lo tanto, el usuario proporcionara el dato de N pies y el programa dirá a cuantos metros equivale. <text:line-break/><text:line-break/>10. Elabore un programa que realice la conversión de kilogramos a libras <text:line-break/>Donde 1 Kg. = 2.2046 libras.<text:line-break/>Por lo tanto, el usuario proporcionara el dato de N Kg. y el programa dirá a cuantas libras equivale. <text:line-break/><text:line-break/>11. Elabore un programa que realice la conversión de libras a kilogramos <text:line-break/>Donde 1 Kg. = 2.2046 libras.<text:line-break/>Por lo tanto, el usuario proporcionara el dato de N libras y el programa dirá a cuantos kilogramos equivale.</text:p>
      <text:p text:style-name="Standard"/>
      <text:p text:style-name="Standard">12. Fes un programa que rebi una entrada amb un nombre enter que indiqui els segons i el converteixi a un valor de temps expressat en format H:M:S</text:p>
      <text:p text:style-name="Standard"/>
      <text:p text:style-name="Standard">13. Fes un programa que llegeixi 8 dígits d'una direcció binària (un dels camps d'una IP, per <text:soft-page-break/>exemple) i els converteixi al seu valor decimal (volem que funcioni encara que sigui cutre-salsitxero).</text:p>
      <text:p text:style-name="Standard">Ha de llegir els dígits de l'entrada un a un.</text:p>
      <text:p text:style-name="Standard"/>
      <text:p text:style-name="Standard">14. Fes un programa que faci conversions de base b a base 10.</text:p>
      <text:p text:style-name="Standard">Ha de llegir un nombre que serà la base i 3 dígits (per exemple) un a un. Ha de retornar el nombre en base 10.</text:p>
      <text:p text:style-name="Standard">Exemple: base = 3 <text:s/>dígits = 0, 1, 2 <text:s/>(012) <text:tab/><text:tab/><text:tab/>sortida:5</text:p>
      <text:p text:style-name="Standard"/>
      <text:p text:style-name="Standard"/>
      <text:p text:style-name="P2">Seguiments:</text:p>
      <text:p text:style-name="P8"><text:bookmark text:name="docs-internal-guid-112168e4-0daa-9e2c-6b21-58fe76283e32"/>a = 4</text:p>
      <text:p text:style-name="P8">b = 5</text:p>
      <text:p text:style-name="P8">c = 1</text:p>
      <text:p text:style-name="P9"><text:span text:style-name="T1">b = </text:span>b * a - b * b / 4 * c</text:p>
      <text:p text:style-name="P9"><text:span text:style-name="T1">c = </text:span>(a * b) / 3 * 3</text:p>
      <text:p text:style-name="P10">print c</text:p>
      <text:p text:style-name="P9"><text:span text:style-name="T1">c = </text:span>(((b + c) / 2 * a + 10) * 3 * b) - 6</text:p>
      <text:p text:style-name="P9"><text:span text:style-name="T1">a = </text:span>3 * a - 4 * b /a % 2</text:p>
      <text:p text:style-name="P9"><text:span text:style-name="T1">b = </text:span>4 / 2 * 3 / 6 + 6 / 2 / 1 / 5 % 2 / 4 * 2</text:p>
      <text:p text:style-name="P10">print a, b, c</text:p>
      <text:p text:style-name="P2"/>
      <text:p text:style-name="P2"/>
      <text:p text:style-name="P2"/>
      <text:p text:style-name="P3">a = True</text:p>
      <text:p text:style-name="P3">b = 2</text:p>
      <text:p text:style-name="P3">c = 3.0</text:p>
      <text:p text:style-name="P2">d = a and b % 5 * (b + 2) &gt; 4 % 3</text:p>
      <text:p text:style-name="P2">b = a + b</text:p>
      <text:p text:style-name="P2">print a, b, c</text:p>
      <text:p text:style-name="P2"/>
      <text:p text:style-name="P2"/>
      <text:p text:style-name="P4">introduïrem el nombre 21</text:p>
      <text:p text:style-name="P4">a = float(raw_input())</text:p>
      <text:p text:style-name="P4">b = 42 / a</text:p>
      <text:p text:style-name="P4">a = b * 5 / <text:span text:style-name="T2">4</text:span></text:p>
      <text:p text:style-name="P4">print a, b</text:p>
      <text:p text:style-name="P4"/>
      <text:p text:style-name="P5">Exercici (examen octubre 2013)</text:p>
      <text:p text:style-name="P7">Repartir una quantitat d'euros en el nombre de bitllets i monedes corresponents, tenint en compte un algoritme que ens asseguri el menor nombre de bitllets/monedes (és a dir, sempre que poguem utilitzar un bitllet de 10€, no utilitzar-ne dos de 5€ ni cinc monedes de 2€)</text:p>
      <text:p text:style-name="P6">Suposa que no existeixen els bitllets majors de <text:s/>20 € <text:s/>i que les quantitats introduïdes són enter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fjerez</meta:initial-creator>
    <meta:creation-date>2009-10-01T09:11:52</meta:creation-date>
    <dc:date>2018-10-07T21:31:50.993124756</dc:date>
    <meta:editing-cycles>13</meta:editing-cycles>
    <meta:editing-duration>PT2H38M8S</meta:editing-duration>
    <meta:document-statistic meta:table-count="0" meta:image-count="0" meta:object-count="0" meta:page-count="2" meta:paragraph-count="34" meta:word-count="731" meta:character-count="3621" meta:non-whitespace-character-count="2899"/>
    <meta:user-defined meta:name="Info 1"/>
    <meta:user-defined meta:name="Info 2"/>
    <meta:user-defined meta:name="Info 3"/>
    <meta:user-defined meta:name="Info 4"/>
  </office:meta>
</office:document-meta>
</file>